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Aptos" fo:font-size="16pt" fo:font-weight="bold" officeooo:rsid="001a5a73" officeooo:paragraph-rsid="001a5a73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color="#000000" loext:opacity="100%" style:font-name="Apto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color="#000000" loext:opacity="100%" style:font-name="Aptos" fo:font-size="16pt" fo:font-weight="bold" officeooo:rsid="001a5a73" officeooo:paragraph-rsid="001a5a73" style:font-size-asian="16pt" style:font-weight-asian="bold" style:font-size-complex="16pt" style:font-weight-complex="bold"/>
    </style:style>
    <style:style style:name="T1" style:family="text">
      <style:text-properties officeooo:rsid="001a5a73"/>
    </style:style>
    <style:style style:name="T2" style:family="text">
      <style:text-properties officeooo:rsid="001b890c"/>
    </style:style>
    <style:style style:name="T3" style:family="text">
      <style:text-properties officeooo:rsid="001c67e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61010621" text:style-name="L1">
        <text:list-header>
          <text:p text:style-name="P2">Tools Used<text:line-break/><text:line-break/><text:span text:style-name="T1">1.S32 Design Studio For S32 Platform 3.6.0</text:span></text:p>
          <text:p text:style-name="P3">2. EB Tresos studio 27.1</text:p>
        </text:list-header>
      </text:list>
      <text:p text:style-name="P1"><text:s text:c="6"/>3. Mobaxterm – serial data &amp; ssh board<text:line-break/> <text:s text:c="5"/>4. 192.168.0.9 board1 and 192.168.0.10 board2<text:line-break/> <text:s text:c="5"/>5. S32FlashTool V2.1.7<text:line-break/> <text:s text:c="5"/>6.Wireshark for UDP data test<text:line-break/> <text:s text:c="5"/>7.TTCN tool for testing<text:line-break/> <text:s text:c="5"/>8. Qt Setup<text:line-break/> <text:s text:c="5"/>9.Vs code setup<text:line-break/> <text:s text:c="5"/>10.<text:span text:style-name="T2">Beyond Compare verify test packet drop<text:line-break/> <text:s text:c="5"/></text:span><text:span text:style-name="T3">11. TTCN Setu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3:49:02.173513875</meta:creation-date>
    <dc:date>2025-09-04T15:34:46.885578644</dc:date>
    <meta:editing-duration>PT1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56" meta:character-count="380" meta:non-whitespace-character-count="273"/>
  </office:meta>
</office:document-meta>
</file>